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.026197" calcext:value-type="float">
            <text:p>0,026197</text:p>
          </table:table-cell>
          <table:table-cell table:style-name="Default" office:value-type="float" office:value="0.000452" calcext:value-type="float">
            <text:p>0,000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5273" calcext:value-type="float">
            <text:p>0,015273</text:p>
          </table:table-cell>
          <table:table-cell table:style-name="Default" office:value-type="float" office:value="0.000224" calcext:value-type="float">
            <text:p>0,000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1099" calcext:value-type="float">
            <text:p>0,011099</text:p>
          </table:table-cell>
          <table:table-cell table:style-name="Default" office:value-type="float" office:value="0.000221" calcext:value-type="float">
            <text:p>0,00022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0.0088291" calcext:value-type="float">
            <text:p>0,0088291</text:p>
          </table:table-cell>
          <table:table-cell table:style-name="Default" office:value-type="float" office:value="0.00022" calcext:value-type="float">
            <text:p>0,00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73841" calcext:value-type="float">
            <text:p>0,0073841</text:p>
          </table:table-cell>
          <table:table-cell table:style-name="Default" office:value-type="float" office:value="0.000214" calcext:value-type="float">
            <text:p>0,000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63741" calcext:value-type="float">
            <text:p>0,0063741</text:p>
          </table:table-cell>
          <table:table-cell table:style-name="Default" office:value-type="float" office:value="0.000207" calcext:value-type="float">
            <text:p>0,000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56241" calcext:value-type="float">
            <text:p>0,0056241</text:p>
          </table:table-cell>
          <table:table-cell table:style-name="Default" office:value-type="float" office:value="0.000199" calcext:value-type="float">
            <text:p>0,000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50421" calcext:value-type="float">
            <text:p>0,0050421</text:p>
          </table:table-cell>
          <table:table-cell table:style-name="Default" office:value-type="float" office:value="0.000191" calcext:value-type="float">
            <text:p>0,000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5781" calcext:value-type="float">
            <text:p>0,0045781</text:p>
          </table:table-cell>
          <table:table-cell table:style-name="Default" office:value-type="float" office:value="0.000184" calcext:value-type="float">
            <text:p>0,000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1971" calcext:value-type="float">
            <text:p>0,0041971</text:p>
          </table:table-cell>
          <table:table-cell table:style-name="Default" office:value-type="float" office:value="0.000177" calcext:value-type="float">
            <text:p>0,000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8784" calcext:value-type="float">
            <text:p>0,0038784</text:p>
          </table:table-cell>
          <table:table-cell table:style-name="Default" office:value-type="float" office:value="0.00017" calcext:value-type="float">
            <text:p>0,00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6075" calcext:value-type="float">
            <text:p>0,0036075</text:p>
          </table:table-cell>
          <table:table-cell table:style-name="Default" office:value-type="float" office:value="0.000164" calcext:value-type="float">
            <text:p>0,000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374" calcext:value-type="float">
            <text:p>0,003374</text:p>
          </table:table-cell>
          <table:table-cell table:style-name="Default" office:value-type="float" office:value="0.000158" calcext:value-type="float">
            <text:p>0,000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1708" calcext:value-type="float">
            <text:p>0,0031708</text:p>
          </table:table-cell>
          <table:table-cell table:style-name="Default" office:value-type="float" office:value="0.000153" calcext:value-type="float">
            <text:p>0,000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918" calcext:value-type="float">
            <text:p>0,0029918</text:p>
          </table:table-cell>
          <table:table-cell table:style-name="Default" office:value-type="float" office:value="0.000148" calcext:value-type="float">
            <text:p>0,000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257" calcext:value-type="float">
            <text:p>0,0029257</text:p>
          </table:table-cell>
          <table:table-cell office:value-type="float" office:value="0.0000371" calcext:value-type="float">
            <text:p>3,7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9067" calcext:value-type="float">
            <text:p>0,0029067</text:p>
          </table:table-cell>
          <table:table-cell office:value-type="float" office:value="0.0000355" calcext:value-type="float">
            <text:p>3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878" calcext:value-type="float">
            <text:p>0,0028878</text:p>
          </table:table-cell>
          <table:table-cell office:value-type="float" office:value="0.0000341" calcext:value-type="float">
            <text:p>3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69" calcext:value-type="float">
            <text:p>0,002869</text:p>
          </table:table-cell>
          <table:table-cell office:value-type="float" office:value="0.0000325" calcext:value-type="float">
            <text:p>3,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504" calcext:value-type="float">
            <text:p>0,0028504</text:p>
          </table:table-cell>
          <table:table-cell office:value-type="float" office:value="0.0000313" calcext:value-type="float">
            <text:p>3,1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319" calcext:value-type="float">
            <text:p>0,0028319</text:p>
          </table:table-cell>
          <table:table-cell office:value-type="float" office:value="0.00003" calcext:value-type="float">
            <text:p>3,0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8135" calcext:value-type="float">
            <text:p>0,0028135</text:p>
          </table:table-cell>
          <table:table-cell office:value-type="float" office:value="0.000029" calcext:value-type="float">
            <text:p>2,9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953" calcext:value-type="float">
            <text:p>0,0027953</text:p>
          </table:table-cell>
          <table:table-cell office:value-type="float" office:value="0.0000279" calcext:value-type="float">
            <text:p>2,7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771" calcext:value-type="float">
            <text:p>0,0027771</text:p>
          </table:table-cell>
          <table:table-cell office:value-type="float" office:value="0.000027" calcext:value-type="float">
            <text:p>2,7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592" calcext:value-type="float">
            <text:p>0,0027592</text:p>
          </table:table-cell>
          <table:table-cell office:value-type="float" office:value="0.0000261" calcext:value-type="float">
            <text:p>2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413" calcext:value-type="float">
            <text:p>0,0027413</text:p>
          </table:table-cell>
          <table:table-cell office:value-type="float" office:value="0.0000252" calcext:value-type="float">
            <text:p>2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235" calcext:value-type="float">
            <text:p>0,0027235</text:p>
          </table:table-cell>
          <table:table-cell office:value-type="float" office:value="0.0000243" calcext:value-type="float">
            <text:p>2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7059" calcext:value-type="float">
            <text:p>0,0027059</text:p>
          </table:table-cell>
          <table:table-cell office:value-type="float" office:value="0.0000236" calcext:value-type="float">
            <text:p>2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883" calcext:value-type="float">
            <text:p>0,0026883</text:p>
          </table:table-cell>
          <table:table-cell office:value-type="float" office:value="0.000023" calcext:value-type="float">
            <text:p>2,3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709" calcext:value-type="float">
            <text:p>0,0026709</text:p>
          </table:table-cell>
          <table:table-cell office:value-type="float" office:value="0.0000223" calcext:value-type="float">
            <text:p>2,2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536" calcext:value-type="float">
            <text:p>0,0026536</text:p>
          </table:table-cell>
          <table:table-cell office:value-type="float" office:value="0.0000218" calcext:value-type="float">
            <text:p>2,1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364" calcext:value-type="float">
            <text:p>0,0026364</text:p>
          </table:table-cell>
          <table:table-cell office:value-type="float" office:value="0.0000212" calcext:value-type="float">
            <text:p>2,1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193" calcext:value-type="float">
            <text:p>0,0026193</text:p>
          </table:table-cell>
          <table:table-cell office:value-type="float" office:value="0.0000208" calcext:value-type="float">
            <text:p>2,0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6024" calcext:value-type="float">
            <text:p>0,0026024</text:p>
          </table:table-cell>
          <table:table-cell office:value-type="float" office:value="0.0000203" calcext:value-type="float">
            <text:p>2,0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855" calcext:value-type="float">
            <text:p>0,0025855</text:p>
          </table:table-cell>
          <table:table-cell office:value-type="float" office:value="0.0000199" calcext:value-type="float">
            <text:p>1,9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688" calcext:value-type="float">
            <text:p>0,0025688</text:p>
          </table:table-cell>
          <table:table-cell office:value-type="float" office:value="0.0000194" calcext:value-type="float">
            <text:p>1,9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522" calcext:value-type="float">
            <text:p>0,0025522</text:p>
          </table:table-cell>
          <table:table-cell office:value-type="float" office:value="0.0000191" calcext:value-type="float">
            <text:p>1,9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356" calcext:value-type="float">
            <text:p>0,0025356</text:p>
          </table:table-cell>
          <table:table-cell office:value-type="float" office:value="0.0000187" calcext:value-type="float">
            <text:p>1,8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192" calcext:value-type="float">
            <text:p>0,0025192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5029" calcext:value-type="float">
            <text:p>0,0025029</text:p>
          </table:table-cell>
          <table:table-cell office:value-type="float" office:value="0.0000181" calcext:value-type="float">
            <text:p>1,8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867" calcext:value-type="float">
            <text:p>0,0024867</text:p>
          </table:table-cell>
          <table:table-cell office:value-type="float" office:value="0.0000179" calcext:value-type="float">
            <text:p>1,7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706" calcext:value-type="float">
            <text:p>0,0024706</text:p>
          </table:table-cell>
          <table:table-cell office:value-type="float" office:value="0.0000176" calcext:value-type="float">
            <text:p>1,7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547" calcext:value-type="float">
            <text:p>0,0024547</text:p>
          </table:table-cell>
          <table:table-cell office:value-type="float" office:value="0.0000174" calcext:value-type="float">
            <text:p>1,7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388" calcext:value-type="float">
            <text:p>0,0024388</text:p>
          </table:table-cell>
          <table:table-cell office:value-type="float" office:value="0.0000172" calcext:value-type="float">
            <text:p>1,7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23" calcext:value-type="float">
            <text:p>0,002423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4073" calcext:value-type="float">
            <text:p>0,0024073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917" calcext:value-type="float">
            <text:p>0,0023917</text:p>
          </table:table-cell>
          <table:table-cell office:value-type="float" office:value="0.0000167" calcext:value-type="float">
            <text:p>1,6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763" calcext:value-type="float">
            <text:p>0,0023763</text:p>
          </table:table-cell>
          <table:table-cell office:value-type="float" office:value="0.0000166" calcext:value-type="float">
            <text:p>1,6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609" calcext:value-type="float">
            <text:p>0,002360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456" calcext:value-type="float">
            <text:p>0,0023456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304" calcext:value-type="float">
            <text:p>0,0023304</text:p>
          </table:table-cell>
          <table:table-cell office:value-type="float" office:value="0.0000162" calcext:value-type="float">
            <text:p>1,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153" calcext:value-type="float">
            <text:p>0,0023153</text:p>
          </table:table-cell>
          <table:table-cell office:value-type="float" office:value="0.0000161" calcext:value-type="float">
            <text:p>1,6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3004" calcext:value-type="float">
            <text:p>0,0023004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855" calcext:value-type="float">
            <text:p>0,0022855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707" calcext:value-type="float">
            <text:p>0,0022707</text:p>
          </table:table-cell>
          <table:table-cell office:value-type="float" office:value="0.0000159" calcext:value-type="float">
            <text:p>1,5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56" calcext:value-type="float">
            <text:p>0,002256</text:p>
          </table:table-cell>
          <table:table-cell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414" calcext:value-type="float">
            <text:p>0,0022414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269" calcext:value-type="float">
            <text:p>0,0022269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2125" calcext:value-type="float">
            <text:p>0,0022125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982" calcext:value-type="float">
            <text:p>0,0021982</text:p>
          </table:table-cell>
          <table:table-cell office:value-type="float" office:value="0.0000156" calcext:value-type="float">
            <text:p>1,5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839" calcext:value-type="float">
            <text:p>0,0021839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698" calcext:value-type="float">
            <text:p>0,0021698</text:p>
          </table:table-cell>
          <table:table-cell office:value-type="float" office:value="0.0000155" calcext:value-type="float">
            <text:p>1,5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558" calcext:value-type="float">
            <text:p>0,0021558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418" calcext:value-type="float">
            <text:p>0,0021418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28" calcext:value-type="float">
            <text:p>0,002128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142" calcext:value-type="float">
            <text:p>0,0021142</text:p>
          </table:table-cell>
          <table:table-cell office:value-type="float" office:value="0.0000154" calcext:value-type="float">
            <text:p>1,5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006" calcext:value-type="float">
            <text:p>0,0021006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87" calcext:value-type="float">
            <text:p>0,002087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735" calcext:value-type="float">
            <text:p>0,0020735</text:p>
          </table:table-cell>
          <table:table-cell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601" calcext:value-type="float">
            <text:p>0,0020601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467" calcext:value-type="float">
            <text:p>0,0020467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335" calcext:value-type="float">
            <text:p>0,0020335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203" calcext:value-type="float">
            <text:p>0,0020203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073" calcext:value-type="float">
            <text:p>0,0020073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943" calcext:value-type="float">
            <text:p>0,0019943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814" calcext:value-type="float">
            <text:p>0,0019814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686" calcext:value-type="float">
            <text:p>0,0019686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558" calcext:value-type="float">
            <text:p>0,0019558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432" calcext:value-type="float">
            <text:p>0,0019432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306" calcext:value-type="float">
            <text:p>0,0019306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181" calcext:value-type="float">
            <text:p>0,0019181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9057" calcext:value-type="float">
            <text:p>0,0019057</text:p>
          </table:table-cell>
          <table:table-cell office:value-type="float" office:value="0.0000149" calcext:value-type="float">
            <text:p>1,4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934" calcext:value-type="float">
            <text:p>0,0018934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811" calcext:value-type="float">
            <text:p>0,0018811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69" calcext:value-type="float">
            <text:p>0,001869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569" calcext:value-type="float">
            <text:p>0,0018569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449" calcext:value-type="float">
            <text:p>0,0018449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329" calcext:value-type="float">
            <text:p>0,0018329</text:p>
          </table:table-cell>
          <table:table-cell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211" calcext:value-type="float">
            <text:p>0,0018211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8093" calcext:value-type="float">
            <text:p>0,0018093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976" calcext:value-type="float">
            <text:p>0,0017976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86" calcext:value-type="float">
            <text:p>0,001786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744" calcext:value-type="float">
            <text:p>0,0017744</text:p>
          </table:table-cell>
          <table:table-cell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629" calcext:value-type="float">
            <text:p>0,0017629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515" calcext:value-type="float">
            <text:p>0,0017515</text:p>
          </table:table-cell>
          <table:table-cell office:value-type="float" office:value="0.0000144" calcext:value-type="float">
            <text:p>1,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402" calcext:value-type="float">
            <text:p>0,0017402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289" calcext:value-type="float">
            <text:p>0,0017289</text:p>
          </table:table-cell>
          <table:table-cell office:value-type="float" office:value="0.0000143" calcext:value-type="float">
            <text:p>1,4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177" calcext:value-type="float">
            <text:p>0,0017177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066" calcext:value-type="float">
            <text:p>0,0017066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956" calcext:value-type="float">
            <text:p>0,0016956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846" calcext:value-type="float">
            <text:p>0,0016846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737" calcext:value-type="float">
            <text:p>0,0016737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629" calcext:value-type="float">
            <text:p>0,0016629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521" calcext:value-type="float">
            <text:p>0,0016521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414" calcext:value-type="float">
            <text:p>0,0016414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308" calcext:value-type="float">
            <text:p>0,0016308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203" calcext:value-type="float">
            <text:p>0,0016203</text:p>
          </table:table-cell>
          <table:table-cell office:value-type="float" office:value="0.0000138" calcext:value-type="float">
            <text:p>1,3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098" calcext:value-type="float">
            <text:p>0,0016098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994" calcext:value-type="float">
            <text:p>0,0015994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89" calcext:value-type="float">
            <text:p>0,001589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787" calcext:value-type="float">
            <text:p>0,0015787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685" calcext:value-type="float">
            <text:p>0,0015685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584" calcext:value-type="float">
            <text:p>0,0015584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483" calcext:value-type="float">
            <text:p>0,0015483</text:p>
          </table:table-cell>
          <table:table-cell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383" calcext:value-type="float">
            <text:p>0,0015383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283" calcext:value-type="float">
            <text:p>0,0015283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185" calcext:value-type="float">
            <text:p>0,0015185</text:p>
          </table:table-cell>
          <table:table-cell office:value-type="float" office:value="0.0000132" calcext:value-type="float">
            <text:p>1,3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5086" calcext:value-type="float">
            <text:p>0,0015086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988" calcext:value-type="float">
            <text:p>0,0014988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892" calcext:value-type="float">
            <text:p>0,0014892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795" calcext:value-type="float">
            <text:p>0,0014795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699" calcext:value-type="float">
            <text:p>0,0014699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604" calcext:value-type="float">
            <text:p>0,0014604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51" calcext:value-type="float">
            <text:p>0,001451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416" calcext:value-type="float">
            <text:p>0,0014416</text:p>
          </table:table-cell>
          <table:table-cell office:value-type="float" office:value="0.0000127" calcext:value-type="float">
            <text:p>1,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323" calcext:value-type="float">
            <text:p>0,0014323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23" calcext:value-type="float">
            <text:p>0,001423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138" calcext:value-type="float">
            <text:p>0,0014138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047" calcext:value-type="float">
            <text:p>0,0014047</text:p>
          </table:table-cell>
          <table:table-cell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956" calcext:value-type="float">
            <text:p>0,0013956</text:p>
          </table:table-cell>
          <table:table-cell office:value-type="float" office:value="0.0000123" calcext:value-type="float">
            <text:p>1,2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866" calcext:value-type="float">
            <text:p>0,0013866</text:p>
          </table:table-cell>
          <table:table-cell office:value-type="float" office:value="0.0000123" calcext:value-type="float">
            <text:p>1,2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776" calcext:value-type="float">
            <text:p>0,0013776</text:p>
          </table:table-cell>
          <table:table-cell office:value-type="float" office:value="0.0000122" calcext:value-type="float">
            <text:p>1,2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687" calcext:value-type="float">
            <text:p>0,0013687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598" calcext:value-type="float">
            <text:p>0,0013598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51" calcext:value-type="float">
            <text:p>0,001351</text:p>
          </table:table-cell>
          <table:table-cell office:value-type="float" office:value="0.000012" calcext:value-type="float">
            <text:p>1,2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422" calcext:value-type="float">
            <text:p>0,0013422</text:p>
          </table:table-cell>
          <table:table-cell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336" calcext:value-type="float">
            <text:p>0,0013336</text:p>
          </table:table-cell>
          <table:table-cell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249" calcext:value-type="float">
            <text:p>0,0013249</text:p>
          </table:table-cell>
          <table:table-cell office:value-type="float" office:value="0.0000118" calcext:value-type="float">
            <text:p>1,1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164" calcext:value-type="float">
            <text:p>0,0013164</text:p>
          </table:table-cell>
          <table:table-cell office:value-type="float" office:value="0.0000117" calcext:value-type="float">
            <text:p>1,1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078" calcext:value-type="float">
            <text:p>0,0013078</text:p>
          </table:table-cell>
          <table:table-cell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2994" calcext:value-type="float">
            <text:p>0,0012994</text:p>
          </table:table-cell>
          <table:table-cell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291" calcext:value-type="float">
            <text:p>0,001291</text:p>
          </table:table-cell>
          <table:table-cell office:value-type="float" office:value="0.0000115" calcext:value-type="float">
            <text:p>1,1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2826" calcext:value-type="float">
            <text:p>0,0012826</text:p>
          </table:table-cell>
          <table:table-cell office:value-type="float" office:value="0.0000114" calcext:value-type="float">
            <text:p>1,1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13" calcext:value-type="float">
            <text:p>0,00213</text:p>
          </table:table-cell>
          <table:table-cell table:style-name="Default" office:value-type="float" office:value="0.00485" calcext:value-type="float">
            <text:p>0,00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26" calcext:value-type="float">
            <text:p>0,00426</text:p>
          </table:table-cell>
          <table:table-cell table:style-name="Default" office:value-type="float" office:value="0.00835" calcext:value-type="float">
            <text:p>0,00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837" calcext:value-type="float">
            <text:p>0,00837</text:p>
          </table:table-cell>
          <table:table-cell table:style-name="Default" office:value-type="float" office:value="0.0126" calcext:value-type="float">
            <text:p>0,0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49" calcext:value-type="float">
            <text:p>0,0149</text:p>
          </table:table-cell>
          <table:table-cell table:style-name="Default" office:value-type="float" office:value="0.0169" calcext:value-type="float">
            <text:p>0,0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36" calcext:value-type="float">
            <text:p>0,0236</text:p>
          </table:table-cell>
          <table:table-cell table:style-name="Default" office:value-type="float" office:value="0.0211" calcext:value-type="float">
            <text:p>0,0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345" calcext:value-type="float">
            <text:p>0,0345</text:p>
          </table:table-cell>
          <table:table-cell table:style-name="Default" office:value-type="float" office:value="0.0258" calcext:value-type="float">
            <text:p>0,0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43" calcext:value-type="float">
            <text:p>0,0443</text:p>
          </table:table-cell>
          <table:table-cell table:style-name="Default" office:value-type="float" office:value="0.0286" calcext:value-type="float">
            <text:p>0,0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75" calcext:value-type="float">
            <text:p>0,0475</text:p>
          </table:table-cell>
          <table:table-cell table:style-name="Default" office:value-type="float" office:value="0.0285" calcext:value-type="float">
            <text:p>0,028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03:30:47.5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2-01T03:30:54.461000000</dc:date>
    <meta:editing-duration>PT26S</meta:editing-duration>
    <meta:editing-cycles>2</meta:editing-cycles>
    <meta:document-statistic meta:table-count="1" meta:cell-count="453" meta:object-count="0"/>
  </office:meta>
</office:document-meta>
</file>